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name-asian="Monaco" style:font-size-asian="10pt" style:font-name-complex="Monaco"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text-underline-style="none" style:font-name-asian="Monaco" style:font-size-asian="10pt" style:font-name-complex="Monaco"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font-name-asian="Monaco" style:font-size-asian="10pt" style:font-name-complex="Monaco" style:font-size-complex="10pt"/>
    </style:style>
    <style:style style:name="P8" style:family="paragraph" style:parent-style-name="Preformatted_20_Text">
      <style:text-properties style:font-name="Arial"/>
    </style:style>
    <style:style style:name="P9"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0"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12" style:family="paragraph" style:parent-style-name="Body">
      <style:text-properties style:use-window-font-color="true" fo:font-style="normal" style:font-style-asian="normal" style:font-style-complex="normal"/>
    </style:style>
    <style:style style:name="P13" style:family="paragraph" style:parent-style-name="Body">
      <style:text-properties style:font-name="Arial"/>
    </style:style>
    <style:style style:name="P14" style:family="paragraph" style:parent-style-name="Body">
      <style:text-properties fo:color="#000000" fo:font-style="normal" style:font-style-asian="normal" style:font-style-complex="normal"/>
    </style:style>
    <style:style style:name="P15" style:family="paragraph" style:parent-style-name="Body">
      <style:paragraph-properties fo:text-align="justify" style:justify-single-word="false"/>
      <style:text-properties fo:color="#000000" fo:font-style="normal" style:font-style-asian="normal" style:font-style-complex="normal"/>
    </style:style>
    <style:style style:name="P16" style:family="paragraph" style:parent-style-name="Body">
      <style:text-properties fo:color="#000000" style:font-name="Courier New1" fo:font-size="10pt" style:font-name-asian="Monaco" style:font-size-asian="10pt" style:font-name-complex="Monaco" style:font-size-complex="10pt"/>
    </style:style>
    <style:style style:name="P17" style:family="paragraph" style:parent-style-name="Body">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8" style:family="paragraph" style:parent-style-name="Body">
      <style:text-properties fo:language="en" fo:country="GB"/>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text-properties fo:color="#ff0000" fo:font-style="italic" style:font-style-asian="italic"/>
    </style:style>
    <style:style style:name="P22" style:family="paragraph" style:parent-style-name="Standard">
      <style:text-properties style:font-name="Monaco" fo:font-size="9pt" style:font-name-asian="Monaco" style:font-size-asian="9pt" style:font-name-complex="Monaco" style:font-size-complex="9pt"/>
    </style:style>
    <style:style style:name="P23" style:family="paragraph" style:parent-style-name="Standard">
      <style:text-properties fo:color="#ff0000" fo:font-style="italic" fo:font-weight="bold" style:font-style-asian="italic" style:font-weight-asian="bold"/>
    </style:style>
    <style:style style:name="P24" style:family="paragraph" style:parent-style-name="Standard">
      <style:text-properties style:font-name="Arial" fo:font-size="9pt" fo:language="en" fo:country="US" style:font-size-asian="9pt" style:font-size-complex="9pt" style:language-complex="ar" style:country-complex="SA"/>
    </style:style>
    <style:style style:name="P25" style:family="paragraph" style:parent-style-name="Standard">
      <style:text-properties style:font-name="Arial" fo:language="en" fo:country="US" style:language-complex="ar" style:country-complex="SA"/>
    </style:style>
    <style:style style:name="P26" style:family="paragraph" style:parent-style-name="Standard">
      <style:text-properties fo:color="#000000" style:font-name="Monaco" fo:font-size="9pt" style:font-name-asian="Monaco" style:font-size-asian="9pt" style:font-name-complex="Monaco" style:font-size-complex="9pt"/>
    </style:style>
    <style:style style:name="P27"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28" style:family="paragraph" style:parent-style-name="Document_20_Title">
      <style:text-properties fo:font-weight="normal" style:font-weight-asian="normal" style:font-weight-complex="normal"/>
    </style:style>
    <style:style style:name="P29" style:family="paragraph" style:parent-style-name="CellBody">
      <style:paragraph-properties style:snap-to-layout-grid="false"/>
    </style:style>
    <style:style style:name="P30" style:family="paragraph" style:parent-style-name="CellBody">
      <style:paragraph-properties fo:keep-with-next="always" style:snap-to-layout-grid="false"/>
    </style:style>
    <style:style style:name="P31" style:family="paragraph" style:parent-style-name="CellHeading">
      <style:paragraph-properties fo:text-align="center" style:justify-single-word="false" fo:keep-with-next="always" style:snap-to-layout-grid="false"/>
    </style:style>
    <style:style style:name="P32" style:family="paragraph" style:parent-style-name="CellHeading">
      <style:paragraph-properties fo:text-align="center" style:justify-single-word="false" fo:orphans="2" fo:widows="2" fo:keep-with-next="always" style:snap-to-layout-grid="false" style:writing-mode="lr-tb"/>
      <style:text-properties fo:font-size="10pt" style:font-name-asian="Times New Roman" style:font-size-asian="10pt" style:font-name-complex="Times New Roman" style:font-size-complex="10pt" style:language-complex="ar" style:country-complex="SA"/>
    </style:style>
    <style:style style:name="P33" style:family="paragraph" style:parent-style-name="Abstract">
      <style:text-properties fo:font-size="16pt" fo:font-weight="bold" style:font-size-asian="16pt" style:font-weight-asian="bold"/>
    </style:style>
    <style:style style:name="P34" style:family="paragraph" style:parent-style-name="Abstract">
      <style:text-properties fo:color="#000000" fo:font-style="normal" style:font-style-asian="normal" style:font-style-complex="normal"/>
    </style:style>
    <style:style style:name="P35" style:family="paragraph" style:parent-style-name="Body">
      <style:paragraph-properties fo:margin-left="0.6063in" fo:margin-right="0in" fo:text-indent="-0.6063in" style:auto-text-indent="false">
        <style:tab-stops>
          <style:tab-stop style:position="3.9374in"/>
        </style:tab-stops>
      </style:paragraph-properties>
    </style:style>
    <style:style style:name="P36" style:family="paragraph" style:parent-style-name="Heading_20_2">
      <style:text-properties fo:language="en" fo:country="US" style:language-complex="ar" style:country-complex="SA"/>
    </style:style>
    <style:style style:name="P37" style:family="paragraph" style:parent-style-name="Heading_20_2">
      <style:text-properties style:font-name="Arial"/>
    </style:style>
    <style:style style:name="P3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9" style:family="paragraph" style:parent-style-name="Document_20_Title" style:master-page-name="First_20_Page">
      <style:paragraph-properties fo:text-align="center" style:justify-single-word="false" style:page-number="auto"/>
    </style:style>
    <style:style style:name="P4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1" style:family="paragraph" style:parent-style-name="CellBody">
      <style:paragraph-properties style:snap-to-layout-grid="false"/>
    </style:style>
    <style:style style:name="P42"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4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4" style:family="paragraph" style:parent-style-name="Body" style:list-style-name="L1">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45" style:family="paragraph" style:parent-style-name="Body" style:list-style-name="L4"/>
    <style:style style:name="P46" style:family="paragraph" style:parent-style-name="Body" style:list-style-name="L4">
      <style:text-properties style:font-name="Arial"/>
    </style:style>
    <style:style style:name="P47" style:family="paragraph" style:parent-style-name="Body" style:list-style-name="L8"/>
    <style:style style:name="P48" style:family="paragraph" style:parent-style-name="Heading_20_1">
      <style:paragraph-properties fo:break-before="page"/>
    </style:style>
    <style:style style:name="P49" style:family="paragraph" style:parent-style-name="Preformatted_20_Text" style:list-style-name="L2">
      <style:text-properties style:font-name="Courier New2" fo:font-style="italic" style:font-style-asian="italic" style:font-style-complex="italic"/>
    </style:style>
    <style:style style:name="P50" style:family="paragraph" style:parent-style-name="Preformatted_20_Text" style:list-style-name="L2">
      <style:text-properties style:font-name="Courier New2"/>
    </style:style>
    <style:style style:name="P51" style:family="paragraph" style:parent-style-name="Preformatted_20_Text" style:list-style-name="L3">
      <style:text-properties style:font-name="Courier New2" fo:font-style="normal" style:font-style-asian="normal" style:font-style-complex="normal"/>
    </style:style>
    <style:style style:name="P52" style:family="paragraph" style:parent-style-name="Preformatted_20_Text" style:list-style-name="L3">
      <style:text-properties style:font-name="Courier New2"/>
    </style:style>
    <style:style style:name="P53" style:family="paragraph" style:parent-style-name="Preformatted_20_Text" style:list-style-name="L6">
      <style:text-properties style:font-name="Courier New2"/>
    </style:style>
    <style:style style:name="P54" style:family="paragraph" style:parent-style-name="Preformatted_20_Text" style:list-style-name="L2">
      <style:text-properties style:font-name="Arial"/>
    </style:style>
    <style:style style:name="P55" style:family="paragraph" style:parent-style-name="Preformatted_20_Text" style:list-style-name="L3">
      <style:text-properties style:font-name="Arial"/>
    </style:style>
    <style:style style:name="P56" style:family="paragraph" style:parent-style-name="Preformatted_20_Text" style:list-style-name="L5">
      <style:text-properties style:font-name="Arial"/>
    </style:style>
    <style:style style:name="P57" style:family="paragraph" style:parent-style-name="Preformatted_20_Text" style:list-style-name="L7">
      <style:text-properties style:font-name="Arial"/>
    </style:style>
    <style:style style:name="T1" style:family="text">
      <style:text-properties style:font-name="Courier New2"/>
    </style:style>
    <style:style style:name="T2" style:family="text">
      <style:text-properties style:font-name="Courier New2" fo:font-style="italic" style:font-style-asian="italic" style:font-style-complex="italic"/>
    </style:style>
    <style:style style:name="T3" style:family="text">
      <style:text-properties style:font-name="Arial"/>
    </style:style>
    <style:style style:name="T4"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7f0055" fo:font-weight="bold" style:font-weight-asian="bold" style:font-weight-complex="bold"/>
    </style:style>
    <style:style style:name="T6" style:family="text">
      <style:text-properties fo:color="#000000"/>
    </style:style>
    <style:style style:name="T7" style:family="text">
      <style:text-properties fo:color="#000000" style:font-name="Courier New1" fo:font-size="10pt" style:font-size-asian="10pt" style:font-size-complex="10pt"/>
    </style:style>
    <style:style style:name="T8"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c0"/>
    </style:style>
    <style:style style:name="T12" style:family="text">
      <style:text-properties fo:color="#0000c0" style:font-name="Courier New1"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color="#0000c0" style:font-name="Courier New1" fo:font-size="10pt" fo:font-style="italic" fo:font-weight="bold" style:font-size-asian="10pt" style:font-style-asian="italic" style:font-weight-asian="bold" style:font-size-complex="10pt" style:font-style-complex="italic" style:font-weight-complex="bold"/>
    </style:style>
    <style:style style:name="T14" style:family="text">
      <style:text-properties fo:color="#0000c0" style:text-underline-style="solid" style:text-underline-width="auto" style:text-underline-color="font-color"/>
    </style:style>
    <style:style style:name="T15" style:family="text">
      <style:text-properties style:font-name="Courier New1"/>
    </style:style>
    <style:style style:name="T16" style:family="text">
      <style:text-properties fo:color="#3f7f5f"/>
    </style:style>
    <style:style style:name="T17" style:family="text">
      <style:text-properties fo:color="#3f7f5f" style:text-underline-style="solid" style:text-underline-width="auto" style:text-underline-color="font-color"/>
    </style:style>
    <style:style style:name="T18" style:family="text">
      <style:text-properties fo:color="#6a3e3e"/>
    </style:style>
    <style:style style:name="T19" style:family="text">
      <style:text-properties fo:color="#6a3e3e" style:text-underline-style="solid" style:text-underline-width="auto" style:text-underline-color="font-color"/>
    </style:style>
    <style:style style:name="T20" style:family="text">
      <style:text-properties fo:language="en" fo:country="US" style:language-complex="ar" style:country-complex="SA"/>
    </style:style>
    <style:style style:name="T21" style:family="text">
      <style:text-properties style:font-name="Courier New"/>
    </style:style>
    <style:style style:name="T22" style:family="text">
      <style:text-properties fo:color="#646464" style:font-name="Courier New1" fo:font-size="10pt" style:font-size-asian="10pt" style:font-size-complex="10pt"/>
    </style:style>
    <style:style style:name="T23" style:family="text">
      <style:text-properties style:use-window-font-color="true" fo:font-size="10pt" fo:language="en" fo:country="US" style:font-name-asian="Courier New1" style:font-size-asian="10pt" style:font-name-complex="Courier New1"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212 - Field Injection for Declarative Services</text:user-defined></text:p>
      <text:p text:style-name="P6"/>
      <text:p text:style-name="P28">Final<text:line-break/><text:line-break/><text:page-count>15</text:page-count> Pages</text:p>
      <text:p text:style-name="P27"/>
      <text:p text:style-name="P33">Abstract</text:p>
      <text:p text:style-name="Abstract">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34">This RFC focuses on field injection for Declarative Services.</text:p>
      <text:h text:style-name="P48" text:outline-level="1" text:restart-numbering="true" text:start-value="-1">Document Information</text:h>
      <text:h text:style-name="P36" text:outline-level="2">License</text:h>
      <text:p text:style-name="P19">DISTRIBUTION AND FEEDBACK LICENSE, Version 2.0</text:p>
      <text:p text:style-name="P2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4"/>
      <text:p text:style-name="P2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4"/>
      <text:p text:style-name="P2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4">NEITHER THE OSGi ALLIANCE NOR ANY THIRD PARTY WILL BE LIABLE FOR ANY DIRECT, INDIRECT, SPECIAL, INCIDENTAL OR CONSEQUENTIAL DAMAGES ARISING OUT OF OR RELATING TO ANY USE OR DISTRIBUTION OF THE DISTRIBUTION. </text:p>
      <text:p text:style-name="P24"/>
      <text:p text:style-name="P2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4"/>
      <text:p text:style-name="P2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4"/>
      <text:p text:style-name="P2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5"/>
      <text:p text:style-name="P25">I HEREBY ACKNOWLEDGE AND AGREE TO THE TERMS AND CONDITIONS DELINEATED ABOVE.</text:p>
      <text:h text:style-name="P36"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6" text:outline-level="2">Feedback</text:h>
      <text:p text:style-name="Body"><text:span text:style-name="T20">This document can be downloaded from the OSGi Alliance design repository at </text:span><text:a xlink:type="simple" xlink:href="https://github.com/osgi/design" text:style-name="Internet_20_link" text:visited-style-name="Visited_20_Internet_20_Link"><text:span text:style-name="T20">https://github.com/osgi/design</text:span></text:a><text:span text:style-name="T2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0">0 Document Information<text:tab/>2</text:p>
          <text:p text:style-name="P38">0.1 License<text:tab/>2</text:p>
          <text:p text:style-name="P38">0.2 Trademarks<text:tab/>3</text:p>
          <text:p text:style-name="P38">0.3 Feedback<text:tab/>3</text:p>
          <text:p text:style-name="P38">0.4 Table of Contents<text:tab/>3</text:p>
          <text:p text:style-name="P38">0.5 Terminology and Document Conventions<text:tab/>4</text:p>
          <text:p text:style-name="P38">0.6 Revision History<text:tab/>4</text:p>
          <text:p text:style-name="P40">1 Introduction<text:tab/>5</text:p>
          <text:p text:style-name="P40">2 Application Domain<text:tab/>5</text:p>
          <text:p text:style-name="P38">2.1 Terminology + Abbreviations<text:tab/>6</text:p>
          <text:p text:style-name="P40">3 Problem Description<text:tab/>6</text:p>
          <text:p text:style-name="P40">4 Requirements<text:tab/>7</text:p>
          <text:p text:style-name="P40">5 Technical Solution<text:tab/>7</text:p>
          <text:p text:style-name="P38">5.1 Supported Field Types<text:tab/>7</text:p>
          <text:p text:style-name="P38">5.2 Field Injection Strategies<text:tab/>8</text:p>
          <text:p text:style-name="P43">5.2.1 Static References<text:tab/>8</text:p>
          <text:p text:style-name="P43">5.2.2 Unary Dynamic References<text:tab/>8</text:p>
          <text:p text:style-name="P43">5.2.3 Multiple Dynamic References<text:tab/>9</text:p>
          <text:p text:style-name="P43">5.2.4 Multiple Dynamic References – Update Strategy<text:tab/>9</text:p>
          <text:p text:style-name="P43">5.2.5 Multiple Dynamic References – Replace Strategy<text:tab/>9</text:p>
          <text:p text:style-name="P38"><text:soft-page-break/>5.3 Aggregate Types<text:tab/>9</text:p>
          <text:p text:style-name="P43">5.3.1 Replace Strategy<text:tab/>9</text:p>
          <text:p text:style-name="P43">5.3.2 Update Strategy<text:tab/>10</text:p>
          <text:p text:style-name="P38">5.4 XML Schema<text:tab/>10</text:p>
          <text:p text:style-name="P38">5.5 Annotation<text:tab/>11</text:p>
          <text:p text:style-name="P38">5.6 Component Development<text:tab/>11</text:p>
          <text:p text:style-name="P38">5.7 Examples<text:tab/>11</text:p>
          <text:p text:style-name="P38">5.8 Updates to DS<text:tab/>13</text:p>
          <text:p text:style-name="P40">6 Data Transfer Objects<text:tab/>13</text:p>
          <text:p text:style-name="P40">7 Javadoc<text:tab/>13</text:p>
          <text:p text:style-name="P40">8 Considered Alternatives<text:tab/>14</text:p>
          <text:p text:style-name="P38">8.1 Byte Code Generation<text:tab/>14</text:p>
          <text:p text:style-name="P38">8.2 Volatile vs AtomicXXX<text:tab/>14</text:p>
          <text:p text:style-name="P38">8.3 Support for Collections in Methods<text:tab/>14</text:p>
          <text:p text:style-name="P40">9 Security Considerations<text:tab/>14</text:p>
          <text:p text:style-name="P40">10 Document Support<text:tab/>15</text:p>
          <text:p text:style-name="P38">10.1 References<text:tab/>15</text:p>
          <text:p text:style-name="P38">10.2 Author’s Address<text:tab/>15</text:p>
          <text:p text:style-name="P38">10.3 Acronyms and Abbreviations<text:tab/>15</text:p>
          <text:p text:style-name="P38">10.4 End of Document<text:tab/>1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1">Source code is shown in this typeface</text:span>.</text:p>
      <text:h text:style-name="Heading_20_2" text:outline-level="2">Revision History</text:h>
      <text:p text:style-name="P1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1">Revision</text:p>
            </table:table-cell>
            <table:table-cell table:style-name="Table1.A1" office:value-type="string">
              <text:p text:style-name="P31">Date</text:p>
            </table:table-cell>
            <table:table-cell table:style-name="Table1.C1" office:value-type="string">
              <text:p text:style-name="P32">Comments</text:p>
            </table:table-cell>
          </table:table-row>
        </table:table-header-rows>
        <table:table-row table:style-name="Table1.2">
          <table:table-cell table:style-name="Table1.A1" office:value-type="string">
            <text:p text:style-name="P29">Initial</text:p>
          </table:table-cell>
          <table:table-cell table:style-name="Table1.B2" office:value-type="date" office:date-value="2014-07-04">
            <text:p text:style-name="P11">07/04/14</text:p>
          </table:table-cell>
          <table:table-cell table:style-name="Table1.C1" office:value-type="string">
            <text:p text:style-name="P11">Initial proposal – replace strategy</text:p>
            <text:p text:style-name="P11">Carsten Ziegeler (Adobe Systems Incorporated)</text:p>
          </table:table-cell>
        </table:table-row>
        <table:table-row table:style-name="Table1.2">
          <table:table-cell table:style-name="Table1.A3" office:value-type="string">
            <text:p text:style-name="P29">Update</text:p>
          </table:table-cell>
          <table:table-cell table:style-name="Table1.B3" office:value-type="date" office:date-value="2014-07-17">
            <text:p text:style-name="P11">07/17/14</text:p>
          </table:table-cell>
          <table:table-cell table:style-name="Table1.C3" office:value-type="string">
            <text:p text:style-name="P11">Update</text:p>
            <text:p text:style-name="P11">Different strategies – event and replace</text:p>
            <text:p text:style-name="P11">Avoid type evaluation at runtime</text:p>
            <text:p text:style-name="P11">Carsten Ziegeler (Adobe Systems Incorporated)</text:p>
          </table:table-cell>
        </table:table-row>
        <text:soft-page-break/>
        <table:table-row table:style-name="Table1.2">
          <table:table-cell table:style-name="Table1.A3" office:value-type="string">
            <text:p text:style-name="P29">Update</text:p>
          </table:table-cell>
          <table:table-cell table:style-name="Table1.B3" office:value-type="date" office:date-value="2014-07-25">
            <text:p text:style-name="P11">07/25/14</text:p>
          </table:table-cell>
          <table:table-cell table:style-name="Table1.C3" office:value-type="string">
            <text:p text:style-name="P11">Update based on CPEG call:</text:p>
            <text:p text:style-name="P11">Removed support for some types, clarified field handling mechanism, renamed event strategy to update strategy</text:p>
            <text:p text:style-name="P11">Carsten Ziegeler (Adobe Systems Incorporated)</text:p>
          </table:table-cell>
        </table:table-row>
        <table:table-row table:style-name="Table1.2">
          <table:table-cell table:style-name="Table1.A3" office:value-type="string">
            <text:p text:style-name="P29">Update</text:p>
          </table:table-cell>
          <table:table-cell table:style-name="Table1.B3" office:value-type="date" office:date-value="2014-07-30">
            <text:p text:style-name="P11">07/30/14</text:p>
          </table:table-cell>
          <table:table-cell table:style-name="Table1.C3" office:value-type="string">
            <text:p text:style-name="P11">Updated based on CPEG Virtual F2F</text:p>
            <text:p text:style-name="P11">Carsten Ziegeler (Adobe Systems Incorporated)</text:p>
          </table:table-cell>
        </table:table-row>
        <table:table-row table:style-name="Table1.2">
          <table:table-cell table:style-name="Table1.A3" office:value-type="string">
            <text:p text:style-name="P29">Final</text:p>
          </table:table-cell>
          <table:table-cell table:style-name="Table1.A3" office:value-type="string">
            <text:p text:style-name="P11">2015-01-30</text:p>
          </table:table-cell>
          <table:table-cell table:style-name="Table1.C3" office:value-type="string">
            <text:p text:style-name="P11">Mark final for EG vote.</text:p>
          </table:table-cell>
        </table:table-row>
      </table:table>
      <text:p text:style-name="Body"/>
      <text:h text:style-name="Heading_20_1" text:outline-level="1">Introduction</text:h>
      <text:p text:style-name="P10">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9">This RFC focuses on field injection for Declarative Services.</text:p>
      <text:h text:style-name="Heading_20_1" text:outline-level="1">Application Domain</text:h>
      <text:p text:style-name="P12">Declarative Services (chapter 112 in the OSGi specifications) defines a POJO programming model for OSGi services. While RFC 190 and RFC 208 aim at making component development with DS easier and try to reduce the amount of code to write, DS is using an event strategy based on method injection and therefore still requires the developer to implement bind/unbind/update methods for each and every reference. In most cases the code of these methods is always the same and usually simply updates a field in the component holding the referenced service. While the method provides a notification mechanism, too, this is rarely used.</text:p>
      <text:p text:style-name="P12">The Apache Felix SCR Annotations and tooling based on these annotations provide an annotation to be used on a field holding a unary reference. The tooling generates byte code for a class holding such an annotation and <text:soft-page-break/>adds the bind/unbind methods automatically, reducing the boiler plate code to be written by a component developer.</text:p>
      <text:p text:style-name="P12">In other component models, like Apache Felix iPojo, CDI or the Spring Framework, field injection is very popular and field injection missing in DS has always been a larger criticism against DS.</text:p>
      <text:p text:style-name="P12">DS supports four reference cardinality modes. In addition to supporting more than one reference, a reference can be optional or mandatory. That is, a reference can be satisfied with zero or one bound service. In addition, RFC 190 introduces the minimum cardinality property which allows to raise the specified minimum value to a higher number.</text:p>
      <text:h text:style-name="Heading_20_2" text:outline-level="2">Terminology + Abbreviations</text:h>
      <text:p text:style-name="P35">DS<text:tab/>Declarative Services</text:p>
      <text:p text:style-name="P35">POJO<text:tab/>Plain old Java Object; term use for objects not implementing and framework specific plumbing such as Servlet API, Spring API, or OSGi API.</text:p>
      <text:p text:style-name="P12">SCR <text:s text:c="5"/>Service Components Runtime; generally the implementation of the Declarative Services Specification; also the name of the Apache Felix implementation (Apache Felix SCR).</text:p>
      <text:h text:style-name="Heading_20_1" text:outline-level="1">Problem Description</text:h>
      <text:p text:style-name="P15">The current DS component model for handling references supports two different ways, the lookup strategy and the event strategy. When using the lookup strategy, a service is lookup through the <text:span text:style-name="T1">ComponentContext</text:span> each time it is used. The event strategy is based on implementing bind/unbind/update methods. The model describes when and in <text:span text:style-name="T4">which order these methods are invoked. This depends on the cardinality of the reference (unary or multiple), whether the reference is mandatory and whether the reference is dynamic or static.</text:span></text:p>
      <text:p text:style-name="P17">Field injection can be added to the model in two ways:</text:p>
      <text:list xml:id="list5111422954450066008" text:style-name="L1">
        <text:list-item>
          <text:p text:style-name="P44">By just defining a new annotation which is processed by tooling and the tooling enhances the class with corresponding method implementations. This is the approach the Apache Felix SCR tooling has taken and requires no changes to the DS specification.</text:p>
        </text:list-item>
        <text:list-item>
          <text:p text:style-name="P44">Adding field annotation as a first class citizen to the component model. This requires changes/additions to the DS spec, the XML schema, and the implementation. In addition an annotation needs to be defined. The benefit of this solution is that it does not depend on any specific tooling.</text:p>
        </text:list-item>
      </text:list>
      <text:p text:style-name="P17">In contrast to method based injection, field injection moves (at least part of) the burden of proper synchronizing the access to the field to the implementation of field injection (either the DS implementation or the generated byte code). With method based injection, the burden lies solely on the component developer. Therefore field injection should make the life of the developer easier within the limitations of field injection.</text:p>
      <text:h text:style-name="Heading_20_1" text:outline-level="1"><text:soft-page-break/>Requirements</text:h>
      <text:p text:style-name="P14">FID001 – The solution MUST provide a way to define field injection when developing DS components.</text:p>
      <text:p text:style-name="P14">FID002 – The solution MUST support the same functionality as the reference handling through methods.</text:p>
      <text:p text:style-name="P14">FID003 – The solution SHOULD outline the implications for the component developer with respect to thread safety concerns for accessing the value of the injected field.</text:p>
      <text:p text:style-name="P14">FID004 – The solution SHOULD not be tied to Java 5+. It should be usable with lower Java versions.</text:p>
      <text:p text:style-name="P14"/>
      <text:h text:style-name="Heading_20_1" text:outline-level="1">Technical Solution</text:h>
      <text:p text:style-name="Body">The technical solution proposes <text:span text:style-name="T3">changes in DS, enhancing the XML schema and a new annotation for field injection.</text:span></text:p>
      <text:p text:style-name="P13">As field injection provides the same functionality as method injection, most of the concepts from method injection can be reused as is, this includes defining the policy, the policy-option and the target filter. The solution for field injection provides the same options for the cardinality of a reference as method injection (0..1, 1..1, 0..n, 1..n) including raising the minimum cardinality as outlined by RFC190. The policy can either be dynamic or static and the policy option is either greedy or reluctant.</text:p>
      <text:h text:style-name="Heading_20_2" text:outline-level="2"><text:bookmark-start text:name="__RefHeading__1392_1035172432"/>Supported Field Types<text:bookmark-end text:name="__RefHeading__1392_1035172432"/></text:h>
      <text:p text:style-name="P13">If a field references a service of type <text:span text:style-name="T2">SE</text:span> and <text:span text:style-name="T2">IN</text:span> is a type that is assignable from <text:span text:style-name="T2">SE</text:span>, the following types are supported for a field of cardinality unary:</text:p>
      <text:list xml:id="list4276142149597741808" text:style-name="L2">
        <text:list-item>
          <text:p text:style-name="P49">IN</text:p>
        </text:list-item>
        <text:list-item>
          <text:p text:style-name="P50">org.osgi.framework.ServiceReference</text:p>
        </text:list-item>
        <text:list-item>
          <text:p text:style-name="P50">org.osgi.framework.ServiceObjects</text:p>
        </text:list-item>
        <text:list-item>
          <text:p text:style-name="P54"><text:span text:style-name="T1">java.util.Map</text:span> for injecting the service properties (Map&lt;String, Object&gt;)</text:p>
        </text:list-item>
        <text:list-item>
          <text:p text:style-name="P50">java.util.Map.Entry <text:span text:style-name="T3">- the key of the entry is a map containing the service properties (Map&lt;String, Object&gt;) and the value is the service (IN).</text:span></text:p>
        </text:list-item>
      </text:list>
      <text:p text:style-name="P8"/>
      <text:p text:style-name="P8">The <text:span text:style-name="T1">java.util.Map</text:span> containing the service properties additionally implements <text:span text:style-name="T1">Comparable</text:span>. The <text:span text:style-name="T1">compareTo()</text:span> method compares map objects in the same way <text:span text:style-name="T1">ServiceReference.compareTo</text:span> does based on service ranking and service id. The provided <text:span text:style-name="T1">java.util.Map.Entry</text:span> implements <text:span text:style-name="T1">Comparable</text:span> in the same way.</text:p>
      <text:p text:style-name="P8"><text:soft-page-break/></text:p>
      <text:p text:style-name="P8">For a field reference of cardinality multiple different aggregate types of one of the unary types as defined above are supported:</text:p>
      <text:p text:style-name="P8"/>
      <text:list xml:id="list6050008020325077031" text:style-name="L3">
        <text:list-item>
          <text:p text:style-name="P51">java.util.Collection</text:p>
        </text:list-item>
        <text:list-item>
          <text:p text:style-name="P52">java.util.List</text:p>
        </text:list-item>
        <text:list-item>
          <text:p text:style-name="P55">any type assignable to <text:span text:style-name="T1">java.util.Collection</text:span> if the component provides the implementation and the <text:span text:style-name="T1">update</text:span> strategy is used for this field (see below)</text:p>
        </text:list-item>
      </text:list>
      <text:p text:style-name="P8"/>
      <text:p text:style-name="P8">Other field types are not supported. If a component is using an unsupported type, the component is not activated and the error situation must be logged. Tooling might already detect the situation at build time and can issue an error to the developer.</text:p>
      <text:p text:style-name="P8"/>
      <text:p text:style-name="P8">At runtime, the DS implementation reads the component XML (see <text:bookmark-ref text:reference-format="chapter" text:ref-name="__RefHeading__1077_627894780">5.4</text:bookmark-ref>) and therefore gets the cardinality of the field and the type of the reference <text:span text:style-name="T2">SE</text:span>. If the cardinality is unary, the DS implementation can detect the type of the field through reflection. For the rare case that the referenced service is one of <text:span text:style-name="T1">ServiceReference, ServiceObjects, java.util.Map </text:span>or<text:span text:style-name="T1"> java.util.Map.Entry</text:span> and the same type is used for the field, only the service itself will be injected into the field.</text:p>
      <text:p text:style-name="P8"/>
      <text:p text:style-name="P8">For cardinality multiple the aggregate type is always a subtype of <text:span text:style-name="T1">java.util.Collection</text:span><text:span text:style-name="T3">, the XML contains the information about the aggregated type</text:span><text:span text:style-name="T1">.</text:span></text:p>
      <text:h text:style-name="Heading_20_2" text:outline-level="2">Field Injection Strategies</text:h>
      <text:p text:style-name="Body"/>
      <text:h text:style-name="Heading_20_3" text:outline-level="3">Static References</text:h>
      <text:p text:style-name="Body"><text:span text:style-name="T3">For fields holding a static reference, either unary or multiple, the value of the field is set once before the </text:span><text:span text:style-name="T3">component activator is called and never touched again by DS. The usage of the provided value is therefore thread-safe. If a change in the referenced services occurs, the component instance is discarded and a new instance is created.</text:span><text:span text:style-name="T3"> </text:span><text:span text:style-name="T3">For static references only this strategy, named the </text:span><text:span text:style-name="T1">replace</text:span><text:span text:style-name="T3"> strategy, is allowed and therefore for </text:span><text:span text:style-name="T3">static references of cardinality multiple, DS will always provide the implementation of the collection. If a different strategy is specified in the XML</text:span><text:span text:style-name="T3">, the component is not activated and this error must be logged.</text:span></text:p>
      <text:h text:style-name="Heading_20_3" text:outline-level="3"><text:span text:style-name="T3">Unary </text:span><text:span text:style-name="T3">Dynamic References</text:span></text:h>
      <text:p text:style-name="Body"><text:span text:style-name="T3">For fields of cardinality unary the </text:span><text:span text:style-name="T1">replace</text:span><text:span text:style-name="T3"> strategy is always used. With this strategy the value of the field is replaced whenever changes regarding the referenced service occur. The field is set by DS in the same way and order as DS would call the methods for method injection:</text:span></text:p>
      <text:list xml:id="list1515232626768288014" text:style-name="L4">
        <text:list-item>
          <text:p text:style-name="P46">If the reference becomes satisfied, the field is set to a value according to the used type</text:p>
        </text:list-item>
        <text:list-item>
          <text:p text:style-name="P46">If the bound service is replaced (see 112.5.10), the field is set to the new value.</text:p>
        </text:list-item>
        <text:list-item>
          <text:p text:style-name="P45"><text:span text:style-name="T3">If a reference becomes unsatisfied, the field is set to </text:span><text:span text:style-name="T1">null</text:span><text:span text:style-name="T3">.</text:span></text:p>
        </text:list-item>
        <text:list-item>
          <text:p text:style-name="P45"><text:span text:style-name="T3">If the service properties of a bound service are modified, the value of the field is updated if it contains the service properties (</text:span><text:span text:style-name="T1">java.util.Map</text:span><text:span text:style-name="T3"> or </text:span><text:span text:style-name="T1">java.util.Map.Entry</text:span><text:span text:style-name="T3">). In other cases the field does not need to be updated as the value of the field does not change.</text:span></text:p>
        </text:list-item>
      </text:list>
      <text:p text:style-name="P8"/>
      <text:p text:style-name="P8">The field must be declared as volatile. Otherwise other threads than the thread setting the field might never see an update of the field. If a component is using a non-volatile field for injection a dynamic unary reference, the <text:soft-page-break/>component is not activated. This error must be logged. In addition, the tooling processing an annotated field should already signal an error for this situation.</text:p>
      <text:p text:style-name="P8"/>
      <text:h text:style-name="Heading_20_3" text:outline-level="3">Multiple Dynamic References</text:h>
      <text:p text:style-name="Body"><text:span text:style-name="T3">For fields </text:span><text:span text:style-name="T3">with a dynamic reference </text:span><text:span text:style-name="T3">of type multiple two different strategies can be used: the </text:span><text:span text:style-name="T1">replace</text:span><text:span text:style-name="T3"> and the </text:span><text:span text:style-name="T9">update</text:span><text:span text:style-name="T3"> strategy. </text:span></text:p>
      <text:h text:style-name="Heading_20_3" text:outline-level="3"><text:span text:style-name="T3">Multiple Dynamic References </text:span><text:span text:style-name="T3">–</text:span><text:span text:style-name="T3"> Update Strategy</text:span></text:h>
      <text:p text:style-name="Body"><text:span text:style-name="T3">In the case of the </text:span><text:span text:style-name="T10">update</text:span><text:span text:style-name="T3"> strategy for references of cardinality multiple, the field is set once to the corresponding aggregate implementation (see below) and whenever changes to the set of referenced services occur, the collection is directly modified:</text:span></text:p>
      <text:list xml:id="list3304461503577664370" text:style-name="L5">
        <text:list-item>
          <text:p text:style-name="P56">If a developer is providing an implementation for the aggregate type, this needs to be done as part of the component object construction. If the field does not contain a value after constructing the object, it is set by the DS implementation before the component activator is called. (More about the aggregate implementation in chapter <text:bookmark-ref text:reference-format="chapter" text:ref-name="__RefHeading__1079_627894780">5.3</text:bookmark-ref>.)</text:p>
        </text:list-item>
        <text:list-item>
          <text:p text:style-name="P56">For each bound service, <text:span text:style-name="T1">Collection.add()</text:span> is called on the aggregate.</text:p>
        </text:list-item>
        <text:list-item>
          <text:p text:style-name="P56">If a service is unbound, <text:span text:style-name="T1">Collection.remove()</text:span> is called on the aggregate.</text:p>
        </text:list-item>
        <text:list-item>
          <text:p text:style-name="P56">If the service properties of a bound service are modified, <text:span text:style-name="T1">Collection.add()</text:span> followed by <text:span text:style-name="T1">Collection.remove()</text:span> is called if the aggregated type contains the service properties (<text:span text:style-name="T1">java.util.Map</text:span> or <text:span text:style-name="T1">java.util.Map.Entry</text:span>). In other cases, the collection is not modified.</text:p>
        </text:list-item>
      </text:list>
      <text:p text:style-name="P8"/>
      <text:h text:style-name="Heading_20_3" text:outline-level="3">Multiple Dynamic References – Replace Strategy</text:h>
      <text:p text:style-name="Body"><text:span text:style-name="T3">With the </text:span><text:span text:style-name="T1">replace</text:span><text:span text:style-name="T3"> strategy, always a new mutable collection is created and set as the value of the field. The field is set by DS in the same way and order as DS would call the methods for method injection:</text:span></text:p>
      <text:list xml:id="list1993478031" text:continue-numbering="true" text:style-name="L5">
        <text:list-item>
          <text:p text:style-name="P56">Before the component activator is called, the field is initialized with a collection containing the currently bound references. A value set by component code as part of construction the instance will be overwritten.</text:p>
        </text:list-item>
        <text:list-item>
          <text:p text:style-name="P56">When a new service is bound, the field is set to a new collection including the new service.</text:p>
        </text:list-item>
        <text:list-item>
          <text:p text:style-name="P56">When a service is unbound, the field is set to a new collection without that service. If there is no matching service, an empty collection is set as the value.</text:p>
        </text:list-item>
        <text:list-item>
          <text:p text:style-name="P56">If the service properties of a bound service are modified, the field is updated with a new collection if the aggregated type contains the service properties (<text:span text:style-name="T1">java.util.Map</text:span> or <text:span text:style-name="T1">java.util.Map.Entry</text:span>).</text:p>
        </text:list-item>
      </text:list>
      <text:p text:style-name="P8"/>
      <text:p text:style-name="P8">The field must be declared as volatile. Otherwise other threads than the thread setting the field might never see an update of the field. If a component is using a non-volatile field for injection in this case, the component is not activated. This error must be logged. In addition, the tooling processing an annotated field should already signal an error for this situation.</text:p>
      <text:p text:style-name="P13"/>
      <text:h text:style-name="P37" text:outline-level="2"><text:bookmark-start text:name="__RefHeading__1079_627894780"/>Aggregate Types<text:bookmark-end text:name="__RefHeading__1079_627894780"/></text:h>
      <text:p text:style-name="P13"/>
      <text:h text:style-name="Heading_20_3" text:outline-level="3">Replace Strategy</text:h>
      <text:p text:style-name="P13">If the replace strategy is used, the DS implementation will pick the aggregate implementation. The aggregate type of the field must be one of</text:p>
      <text:list xml:id="list4827694833057544976" text:style-name="L6">
        <text:list-item>
          <text:p text:style-name="P53">java.util.Collection</text:p>
        </text:list-item>
        <text:list-item>
          <text:p text:style-name="P53">java.util.List</text:p>
        </text:list-item>
      </text:list>
      <text:p text:style-name="P8">Other field types are not supported for the replace strategy. If a component is using a different type for this case, the component is not activated and an error must be logged. Tooling can already detect this error at build time <text:soft-page-break/>and report it to the developer. The field must not be declared final. If it is declared as final, the component is not activated and an error must be logged. Tooling can already detect this error at build time and report it to the developer.</text:p>
      <text:p text:style-name="P8">The collection is based on object identify, mutable and sorted as described by <text:span text:style-name="T1">ServiceReference.compareTo()</text:span>. </text:p>
      <text:p text:style-name="P8"/>
      <text:h text:style-name="Heading_20_3" text:outline-level="3">Update Strategy</text:h>
      <text:p text:style-name="P8"/>
      <text:p text:style-name="P8">If the update strategy is used, the component developer can decide between providing an implementation for the aggregate type or letting the DS implementation choose an implementation. If a developer is providing an implementation for the aggregate type, this needs to be done as part of the component object construction. If the field does not contain a value after constructing the object, it is set by the DS implementation before the component activator is called. </text:p>
      <text:p text:style-name="P8"/>
      <text:p text:style-name="P8">If the DS implementation provides the implementation of the aggregate type, the provided collection is based on object identity, thread safe and can safely be used concurrently. The collection is mutable and sorted as described by <text:span text:style-name="T1">ServiceReference.compareTo()</text:span>. The type of the field must either be <text:span text:style-name="T1">java.util.Collection</text:span> or <text:span text:style-name="T1">java.util.List</text:span>. If a different type is used, the component is not activated and an error is logged. Tooling can already detect this error at build time. The field must not be declared final. If it is declared as final, the component is not activated and an error must be logged. Tooling can already detect this error at build time and report it to the developer.</text:p>
      <text:p text:style-name="P8"/>
      <text:p text:style-name="P8">If the component developer provides an implementation for the aggregate type, the field needs to be set during construction of the instance. The type of the field can be any type assignable to j<text:span text:style-name="T1">ava.util.Collection.</text:span> <text:span text:style-name="T1">Collection.add</text:span> and <text:span text:style-name="T1">Collection.remove</text:span> are used on the aggregate type to update the aggregate. A developer should not rely on <text:span text:style-name="T1">equals</text:span> or <text:span text:style-name="T1">hashCode</text:span> of the provided objects to detect which object to remove from the collection. It should rather be checked for identity of the object. The DS implementation ensures to pass the same object to the <text:span text:style-name="T1">remove</text:span> method as it passed to the <text:span text:style-name="T1">add</text:span> method. In addition, a thread safe aggregate implementation must be used or the access needs to be properly synchronized to avoid runtime errors like a concurrent modification exception. The field should be declared as final. </text:p>
      <text:p text:style-name="P8"/>
      <text:p text:style-name="P8">Whether DS provides the aggregate or the component implementation provides it, the DS implementation is always treating the field as if declared final and might cache the field value and therefore will never be aware of any changes to the field value.</text:p>
      <text:p text:style-name="P8"/>
      <text:p text:style-name="P8"/>
      <text:h text:style-name="Heading_20_2" text:outline-level="2"><text:bookmark-start text:name="__RefHeading__1077_627894780"/>XML Schema<text:bookmark-end text:name="__RefHeading__1077_627894780"/></text:h>
      <text:p text:style-name="Body"><text:span text:style-name="T3">For field injection a new element </text:span><text:span text:style-name="T15">field-reference</text:span><text:span text:style-name="T3"> is added to the component XML schema with the attributes </text:span><text:span text:style-name="T15">policy</text:span><text:span text:style-name="T3">, </text:span><text:span text:style-name="T15">policy-option, cardinality, </text:span><text:span text:style-name="T15">scope, </text:span><text:span text:style-name="T15">target</text:span><text:span text:style-name="T3"> and </text:span><text:span text:style-name="T15">interface</text:span><text:span text:style-name="T3">. These attributes have the same values and meaning as those for the </text:span><text:span text:style-name="T15">reference</text:span><text:span text:style-name="T3"> element. The attribute </text:span><text:span text:style-name="T15">field</text:span><text:span text:style-name="T3"> contains the name of the field within the component class.</text:span></text:p>
      <text:p text:style-name="Body">In addition the <text:span text:style-name="T1">strategy</text:span> attribute can either have the value <text:span text:style-name="T1">replace</text:span> or <text:span text:style-name="T9">update</text:span>. If it is not specified, <text:span text:style-name="T1">replace</text:span> is used as the default. For unary references specifying <text:span text:style-name="T9">update</text:span> is considered an error and the component is not activated. This case must be logged.</text:p>
      <text:p text:style-name="Body"/>
      <text:p text:style-name="P8">In the case of references with cardinality multiple, the runtime needs to have information about the aggregated type. The attribute <text:span text:style-name="T1">valuetype</text:span> can be used to specify the type. Allowed values are <text:span text:style-name="T1">service</text:span>, <text:span text:style-name="T1">properties</text:span>, <text:span text:style-name="T1">reference</text:span>, <text:span text:style-name="T1">serviceobjects</text:span>, or <text:span text:style-name="T1">tuple</text:span>. If not specified it defaults to <text:span text:style-name="T1">service</text:span>. For unary references specifying <text:span text:style-name="T9">valuetype</text:span> is considered an error and the component is not activated. This case must be logged.</text:p>
      <text:p text:style-name="P8"><text:soft-page-break/></text:p>
      <text:h text:style-name="Heading_20_2" text:outline-level="2">Annotation</text:h>
      <text:p text:style-name="Body"><text:span text:style-name="T3">A new annotation </text:span><text:span text:style-name="T15">@FieldReference</text:span><text:span text:style-name="T3"> is added that can be used to annotate a field. The attributes </text:span><text:span text:style-name="T1">policy</text:span><text:span text:style-name="T3">, </text:span><text:span text:style-name="T1">policy-option</text:span><text:span text:style-name="T3">, </text:span><text:span text:style-name="T1">cardinality</text:span><text:span text:style-name="T3">, </text:span><text:span text:style-name="T1">scope</text:span><text:span text:style-name="T3">, </text:span><text:span text:style-name="T1">target</text:span><text:span text:style-name="T3"> and </text:span><text:span text:style-name="T1">service</text:span><text:span text:style-name="T3"> have the same meaning as the equivalents for the </text:span><text:span text:style-name="T1">@Reference</text:span><text:span text:style-name="T3"> annotation and are mapped in the same way to the counterparts in the XML. </text:span></text:p>
      <text:p text:style-name="P13">The values of the different XML attributes for the field reference are tried to be deduced by the tooling depending on the type of the annotated field.</text:p>
      <text:p text:style-name="P8">If the cardinality is not specified as part of the annotation, the cardinality is detected depending on the type of the field. If the type of the field is one of <text:span text:style-name="T1">java.util.Collection</text:span>, or <text:span text:style-name="T1">java.util.List</text:span> the cardinality defaults to optional multiple (0..n), otherwise it is set to unary mandatory (1..1).</text:p>
      <text:p text:style-name="P8">If the field is marked as <text:span text:style-name="T1">volatile</text:span>, the policy defaults to dynamic, otherwise it defaults to static.</text:p>
      <text:p text:style-name="P8">If the field is marked as <text:span text:style-name="T1">final</text:span>, the strategy is set to update.</text:p>
      <text:p text:style-name="P8">If the type of the field or the aggregated type for collections is not SE (the service type) but a type that is assignable from SE, the annotation attribute <text:span text:style-name="T1">service</text:span> must be set to the service type SE. By default, the type of the field, the aggregated type or the generic type (for ServiceReference, ServiceObjects) are used as the service type.</text:p>
      <text:p text:style-name="P8">The value for <text:span text:style-name="T1">valuetype</text:span> in the component XML is deduced by the generic type information of the aggregate and the aggregated type.</text:p>
      <text:p text:style-name="P8"/>
      <text:h text:style-name="Heading_20_2" text:outline-level="2">Component Development</text:h>
      <text:p text:style-name="P8"/>
      <text:p text:style-name="P8">Field injection has some implications on the code written by the component developer:</text:p>
      <text:list xml:id="list3727342179639996119" text:style-name="L7">
        <text:list-item>
          <text:p text:style-name="P57">A field used for field injection must be treated with care by client code. There is no way for the DS implementation to check/ensure whether client code is altering the value of the field or the contents of a collection set to the field. Therefore it's suggested to not change the value of the field or the collection from client code. For multiple cardinality, the DS implementation is always treating the field as if declared final and might cache the field value and therefore will never be aware of any changes to the field value.</text:p>
        </text:list-item>
        <text:list-item>
          <text:p text:style-name="P57">Type safety can only be validated up to a certain point when using Java 5+. The DS implementation solely relies on the component XML to provide the correct type information, if a wrong type information is provided, a ClassCastException might occur at runtime. However the annotation tooling should try to check for wrongly used types and report this to the developer. If no generic information is available, the tooling should at least issue a warning.</text:p>
        </text:list-item>
        <text:list-item>
          <text:p text:style-name="P57">Static fields can't be used for field reference. If a component is trying to use such a field for field injection, the component is not activated. This error should be logged. In addition, tooling can already report this as an error at build time.</text:p>
        </text:list-item>
        <text:list-item>
          <text:p text:style-name="P57">Final fields can only be used for a field reference if the component developer provides the aggregate implementation in the case of a reference of cardinality multiple. If a component is trying to use such a field for field injection in other cases, the component is not activated. This error should be logged. In addition, tooling can already report this as an error at build time.</text:p>
        </text:list-item>
        <text:list-item>
          <text:p text:style-name="P57">In the case of the <text:span text:style-name="T23">update</text:span> strategy, the add/remove methods of the aggregate type are used to update the aggregate. A developer should not rely on equals or hashCode or the provided objects to detect which object to remove from the collection. It should rather be checked for identity of the object.</text:p>
          <text:p text:style-name="P57"/>
        </text:list-item>
      </text:list>
      <text:p text:style-name="P8"/>
      <text:h text:style-name="Heading_20_2" text:outline-level="2">Examples</text:h>
      <text:p text:style-name="Body">Example for unary reference:</text:p>
      <text:p text:style-name="P8"/>
      <text:p text:style-name="P22"><text:soft-page-break/><text:span text:style-name="T6"><text:s/></text:span><text:span text:style-name="T7"><text:s text:c="3"/></text:span><text:span text:style-name="T22">@</text:span><text:span text:style-name="T22">Field</text:span><text:span text:style-name="T22">Reference</text:span><text:span text:style-name="T7">(policy=ReferencePolicy.</text:span><text:span text:style-name="T13">DYNAMIC</text:span><text:span text:style-name="T7">)</text:span></text:p>
      <text:p text:style-name="P5"><text:span text:style-name="T6"><text:s text:c="4"/></text:span><text:span text:style-name="T5">private</text:span><text:span text:style-name="T6"> </text:span><text:span text:style-name="T5">volatile</text:span><text:span text:style-name="T6"> MyService </text:span><text:span text:style-name="T11">service</text:span><text:span text:style-name="T6">;</text:span></text:p>
      <text:p text:style-name="P5"/>
      <text:p text:style-name="P5"><text:span text:style-name="T6"><text:s text:c="4"/></text:span><text:span text:style-name="T5">public</text:span><text:span text:style-name="T6"> </text:span><text:span text:style-name="T5">void</text:span><text:span text:style-name="T6"> doIt() {</text:span></text:p>
      <text:p text:style-name="P5"><text:span text:style-name="T6"><text:s text:c="8"/></text:span><text:span text:style-name="T5">final</text:span><text:span text:style-name="T6"> MyService </text:span><text:span text:style-name="T18">localService</text:span><text:span text:style-name="T6"> = </text:span><text:span text:style-name="T5">this</text:span><text:span text:style-name="T6">.</text:span><text:span text:style-name="T11">service</text:span><text:span text:style-name="T6">;</text:span></text:p>
      <text:p text:style-name="P5"><text:span text:style-name="T6"><text:s text:c="8"/></text:span><text:span text:style-name="T5">if</text:span><text:span text:style-name="T6"> ( </text:span><text:span text:style-name="T18">localService</text:span><text:span text:style-name="T6"> != </text:span><text:span text:style-name="T5">null</text:span><text:span text:style-name="T6"> ) {</text:span></text:p>
      <text:p text:style-name="P5"><text:span text:style-name="T6"><text:s text:c="12"/></text:span><text:span text:style-name="T16">// use service</text:span></text:p>
      <text:p text:style-name="P5"><text:span text:style-name="T6"><text:s text:c="8"/>} </text:span><text:span text:style-name="T5">else</text:span><text:span text:style-name="T6"> {</text:span></text:p>
      <text:p text:style-name="P5"><text:span text:style-name="T6"><text:s text:c="12"/></text:span><text:span text:style-name="T16">// do something without service</text:span></text:p>
      <text:p text:style-name="P7"><text:s text:c="8"/>}</text:p>
      <text:p text:style-name="P7"><text:s text:c="4"/>}</text:p>
      <text:p text:style-name="P8"/>
      <text:p text:style-name="P8">Example for multiple reference with replace strategy:</text:p>
      <text:p text:style-name="P22"><text:span text:style-name="T6"><text:s/></text:span><text:span text:style-name="T7"><text:s text:c="3"/></text:span><text:span text:style-name="T22">@</text:span><text:span text:style-name="T22">Field</text:span><text:span text:style-name="T22">Reference</text:span><text:span text:style-name="T7">(policy=ReferencePolicy.</text:span><text:span text:style-name="T13">DYNAMIC</text:span><text:span text:style-name="T7">)</text:span></text:p>
      <text:p text:style-name="P5"><text:span text:style-name="T6"><text:s text:c="4"/></text:span><text:span text:style-name="T5">private</text:span><text:span text:style-name="T6"> </text:span><text:span text:style-name="T5">volatile</text:span><text:span text:style-name="T6"> List&lt;MyService&gt; </text:span><text:span text:style-name="T11">serviceList</text:span><text:span text:style-name="T6">;</text:span></text:p>
      <text:p text:style-name="P5"/>
      <text:p text:style-name="P5"><text:span text:style-name="T6"><text:s text:c="4"/></text:span><text:span text:style-name="T5">public</text:span><text:span text:style-name="T6"> </text:span><text:span text:style-name="T5">void</text:span><text:span text:style-name="T6"> doItList() {</text:span></text:p>
      <text:p text:style-name="P5"><text:span text:style-name="T6"><text:s text:c="8"/></text:span><text:span text:style-name="T5">final</text:span><text:span text:style-name="T6"> List&lt;MyService&gt; </text:span><text:span text:style-name="T18">localList</text:span><text:span text:style-name="T6"> = </text:span><text:span text:style-name="T5">this</text:span><text:span text:style-name="T6">.</text:span><text:span text:style-name="T11">serviceList</text:span><text:span text:style-name="T6">;</text:span></text:p>
      <text:p text:style-name="P5"><text:span text:style-name="T6"><text:s text:c="8"/></text:span><text:span text:style-name="T5">if</text:span><text:span text:style-name="T6"> ( !</text:span><text:span text:style-name="T18">localList</text:span><text:span text:style-name="T6">.isEmpty() ) {</text:span></text:p>
      <text:p text:style-name="P5"><text:span text:style-name="T6"><text:s text:c="12"/></text:span><text:span text:style-name="T5">for</text:span><text:span text:style-name="T6">(</text:span><text:span text:style-name="T5">final</text:span><text:span text:style-name="T6"> MyService </text:span><text:span text:style-name="T19">ms</text:span><text:span text:style-name="T6"> : </text:span><text:span text:style-name="T19">localList</text:span><text:span text:style-name="T6">) {</text:span></text:p>
      <text:p text:style-name="P5"><text:span text:style-name="T6"><text:s text:c="15"/></text:span><text:span text:style-name="T16">// do something with </text:span><text:span text:style-name="T17">ms</text:span></text:p>
      <text:p text:style-name="P7"><text:s text:c="12"/>}</text:p>
      <text:p text:style-name="P5"><text:span text:style-name="T6"><text:s text:c="8"/>} </text:span><text:span text:style-name="T5">else</text:span><text:span text:style-name="T6"> {</text:span></text:p>
      <text:p text:style-name="P5"><text:span text:style-name="T6"><text:s text:c="12"/></text:span><text:span text:style-name="T16">// no service available, do something else</text:span></text:p>
      <text:p text:style-name="P7"><text:s text:c="8"/>}</text:p>
      <text:p text:style-name="P7"><text:s text:c="4"/>}</text:p>
      <text:p text:style-name="P8"/>
      <text:p text:style-name="P8">Example for multiple reference with <text:span text:style-name="T23">update</text:span> strategy, DS provided collection</text:p>
      <text:p text:style-name="P22"><text:span text:style-name="T6"><text:s text:c="2"/></text:span><text:span text:style-name="T7"><text:s text:c="2"/></text:span><text:span text:style-name="T22">@FieldReference</text:span><text:span text:style-name="T7">(policy=ReferencePolicy.</text:span><text:span text:style-name="T13">DYNAMIC</text:span><text:span text:style-name="T8">, </text:span></text:p>
      <text:p text:style-name="P22"><text:span text:style-name="T8"><text:s text:c="20"/>strategy=ReferenceStrategy.</text:span><text:span text:style-name="T12">UPDATE</text:span><text:span text:style-name="T7">)</text:span></text:p>
      <text:p text:style-name="P5"><text:span text:style-name="T6"><text:s text:c="4"/></text:span><text:span text:style-name="T5">private</text:span><text:span text:style-name="T6"> List&lt;MyService&gt; </text:span><text:span text:style-name="T11">serviceList</text:span><text:span text:style-name="T6">;</text:span></text:p>
      <text:p text:style-name="P5"/>
      <text:p text:style-name="P5"><text:span text:style-name="T6"><text:s text:c="4"/></text:span><text:span text:style-name="T5">public</text:span><text:span text:style-name="T6"> </text:span><text:span text:style-name="T5">void</text:span><text:span text:style-name="T6"> doItList() {</text:span></text:p>
      <text:p text:style-name="P5"><text:span text:style-name="T6"><text:s text:c="8"/></text:span><text:span text:style-name="T5">for</text:span><text:span text:style-name="T6">(</text:span><text:span text:style-name="T5">final</text:span><text:span text:style-name="T6"> MyService </text:span><text:span text:style-name="T19">ms</text:span><text:span text:style-name="T6"> : </text:span><text:span text:style-name="T14">serviceList</text:span><text:span text:style-name="T6">) {</text:span></text:p>
      <text:p text:style-name="P5"><text:span text:style-name="T6"><text:s text:c="11"/></text:span><text:span text:style-name="T16">// do something with </text:span><text:span text:style-name="T17">ms</text:span></text:p>
      <text:p text:style-name="P7"><text:s text:c="8"/>}</text:p>
      <text:p text:style-name="P7"><text:s text:c="4"/>}</text:p>
      <text:p text:style-name="P8"/>
      <text:p text:style-name="P8"/>
      <text:p text:style-name="P8">Example for multiple reference with <text:span text:style-name="T23">update</text:span> strategy, component provided collection</text:p>
      <text:p text:style-name="P26"/>
      <text:p text:style-name="P22"><text:span text:style-name="T6"><text:s text:c="2"/></text:span><text:span text:style-name="T7"><text:s text:c="2"/></text:span><text:span text:style-name="T22">@FieldReference</text:span><text:span text:style-name="T7">(policy=ReferencePolicy.</text:span><text:span text:style-name="T13">DYNAMIC</text:span><text:span text:style-name="T8">, </text:span></text:p>
      <text:p text:style-name="P22"><text:span text:style-name="T8"><text:s text:c="20"/>strategy=ReferenceStrategy.</text:span><text:span text:style-name="T12">UPDATE</text:span><text:span text:style-name="T7">)</text:span></text:p>
      <text:p text:style-name="P5"><text:span text:style-name="T6"><text:s text:c="4"/></text:span><text:span text:style-name="T5">private</text:span><text:span text:style-name="T6"> final List&lt;MyService&gt; </text:span><text:span text:style-name="T11">serviceList = </text:span></text:p>
      <text:p text:style-name="P5"><text:span text:style-name="T11"><text:s text:c="29"/>new java.util.concurrent.CopyOnWriteArrayList()</text:span><text:span text:style-name="T6">;</text:span></text:p>
      <text:p text:style-name="P5"/>
      <text:p text:style-name="P5"><text:span text:style-name="T6"><text:s text:c="4"/></text:span><text:span text:style-name="T5">public</text:span><text:span text:style-name="T6"> </text:span><text:span text:style-name="T5">void</text:span><text:span text:style-name="T6"> doItList() {</text:span></text:p>
      <text:p text:style-name="P5"><text:span text:style-name="T6"><text:s text:c="8"/></text:span><text:span text:style-name="T5">for</text:span><text:span text:style-name="T6">(</text:span><text:span text:style-name="T5">final</text:span><text:span text:style-name="T6"> MyService </text:span><text:span text:style-name="T19">ms</text:span><text:span text:style-name="T6"> : </text:span><text:span text:style-name="T14">serviceList</text:span><text:span text:style-name="T6">) {</text:span></text:p>
      <text:p text:style-name="P5"><text:span text:style-name="T6"><text:s text:c="11"/></text:span><text:span text:style-name="T16">// do something with </text:span><text:span text:style-name="T17">ms</text:span></text:p>
      <text:p text:style-name="P7"><text:s text:c="8"/>}</text:p>
      <text:p text:style-name="P7"><text:s text:c="4"/>}</text:p>
      <text:p text:style-name="P8"/>
      <text:p text:style-name="P8"/>
      <text:h text:style-name="Heading_20_2" text:outline-level="2"><text:soft-page-break/>Updates to DS</text:h>
      <text:p text:style-name="Body">Section <text:bookmark-ref text:reference-format="chapter" text:ref-name="__RefHeading__1392_1035172432">5.1</text:bookmark-ref> introduces a comparable <text:span text:style-name="T1">java.util.Map</text:span> for service properties. Whenever a map is based to a method used for method injection, this implementation will be passed, allowing the implementor of the method to easily sort the references based on the provided map.</text:p>
      <text:p text:style-name="P16"/>
      <text:h text:style-name="Heading_20_2" text:outline-level="2" text:is-list-header="true"/>
      <text:p text:style-name="Body"/>
      <text:h text:style-name="Heading_20_1" text:outline-level="1">Data Transfer Objects</text:h>
      <text:p text:style-name="P9">A DTO for field injection is required which is similar to the reference DTO with the difference that it points to a field Instead of listing the different methods. In addition it contains other information like the used strategy.</text:p>
      <text:p text:style-name="P9">The <text:span text:style-name="T1">ReferenceDTO</text:span> introduced with RFC-190 is enhanced with a field of type String named <text:span text:style-name="T1">field</text:span> containing the field name. In order to distinguish between the different reference types, a field of type String named <text:span text:style-name="T1">strategy</text:span> is added to ReferenceDTO containing one of the following values: <text:span text:style-name="T1">LOOKUP</text:span>, <text:span text:style-name="T1">METHOD</text:span>, <text:span text:style-name="T1">FIELD_REPLACE</text:span>, or <text:span text:style-name="T1">FIELD_UPDATE</text:span>. If the value is either FIELD_REPLACE or FIELD_UPDATE, the field name is available via <text:span text:style-name="T1">field</text:span> and the fields for the methods all return <text:span text:style-name="T1">null</text:span>.</text:p>
      <text:p text:style-name="P9"/>
      <text:h text:style-name="Heading_20_1" text:outline-level="1">Javadoc</text:h>
      <text:section text:style-name="Sect1" text:name="Section1" text:protected="true">
        <text:section-source xlink:href="../javadoc.rtf" text:filter-name="Rich Text Format"/>
        <text:p text:style-name="Text_20_body"/>
      </text:section>
      <text:p text:style-name="Body">TODO</text:p>
      <text:h text:style-name="Heading_20_1" text:outline-level="1"><text:soft-page-break/>Considered Alternatives</text:h>
      <text:p text:style-name="P21">For posterity, record the design alternatives that were considered but rejected along with the reason for rejection. This is especially important for external/earlier solutions that were deemed not applicable.</text:p>
      <text:h text:style-name="Heading_20_2" text:outline-level="2">Byte Code Generation</text:h>
      <text:p text:style-name="Body">A similar solution could also be implemented using byte code generation. The byte code generation would generate complex methods dealing with all the cases. However this solution would depend on specific tooling.</text:p>
      <text:h text:style-name="Heading_20_2" text:outline-level="2">Volatile vs AtomicXXX</text:h>
      <text:p text:style-name="Body">In order to keep the spec simple, AtomicXXX as an alternative to making a field volatile are not supported. Both concepts basically provide the same functionality, therefore limiting it to just volatile.</text:p>
      <text:h text:style-name="Heading_20_2" text:outline-level="2">Support for Collections in Methods</text:h>
      <text:p text:style-name="Body"><text:bookmark text:name="comment_text_611"/>As described in this RFC, the DS implementation does already the heavy work of creating the collections for field injection, support for new method signatures for the bind method could be added to DS:</text:p>
      <text:list xml:id="list379387319414533617" text:style-name="L8">
        <text:list-item>
          <text:p text:style-name="P47">protected void bindMyService(Collection&lt;MyService&gt; serviceCollection)</text:p>
        </text:list-item>
      </text:list>
      <text:p text:style-name="Body">This is not part of this proposal.</text:p>
      <text:h text:style-name="Heading_20_1" text:outline-level="1">Security Considerations</text:h>
      <text:p text:style-name="P14">No change from the Declarative Services specification as updated through RFC 190.</text:p>
      <text:h text:style-name="Heading_20_1" text:outline-level="1"><text:soft-page-break/>Document Support</text:h>
      <text:h text:style-name="Heading_20_2" text:outline-level="2">References</text:h>
      <text:list xml:id="list860461235341855625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23"/>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30">Name</text:p>
          </table:table-cell>
          <table:table-cell table:style-name="Table3.B1" office:value-type="string">
            <text:p text:style-name="P30">Carsten Ziegeler</text:p>
          </table:table-cell>
        </table:table-row>
        <table:table-row table:style-name="Table3.1">
          <table:table-cell table:style-name="Table3.A1" office:value-type="string">
            <text:p text:style-name="P30">Company</text:p>
          </table:table-cell>
          <table:table-cell table:style-name="Table3.B1" office:value-type="string">
            <text:p text:style-name="P30">Adobe Systems Incorporated</text:p>
          </table:table-cell>
        </table:table-row>
        <table:table-row table:style-name="Table3.1">
          <table:table-cell table:style-name="Table3.A1" office:value-type="string">
            <text:p text:style-name="P30">Address</text:p>
          </table:table-cell>
          <table:table-cell table:style-name="Table3.B1" office:value-type="string">
            <text:p text:style-name="P30"/>
          </table:table-cell>
        </table:table-row>
        <table:table-row table:style-name="Table3.1">
          <table:table-cell table:style-name="Table3.A1" office:value-type="string">
            <text:p text:style-name="P30">Voice</text:p>
          </table:table-cell>
          <table:table-cell table:style-name="Table3.B1" office:value-type="string">
            <text:p text:style-name="P30"/>
          </table:table-cell>
        </table:table-row>
        <table:table-row table:style-name="Table3.1">
          <table:table-cell table:style-name="Table3.A1" office:value-type="string">
            <text:p text:style-name="P29">e-mail</text:p>
          </table:table-cell>
          <table:table-cell table:style-name="Table3.B1" office:value-type="string">
            <text:p text:style-name="P29">cziegele@adobe.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30">Name</text:p>
          </table:table-cell>
          <table:table-cell table:style-name="Table2.B1" office:value-type="string">
            <text:p text:style-name="P30"/>
          </table:table-cell>
        </table:table-row>
        <table:table-row table:style-name="Table2.1">
          <table:table-cell table:style-name="Table2.A1" office:value-type="string">
            <text:p text:style-name="P30">Company</text:p>
          </table:table-cell>
          <table:table-cell table:style-name="Table2.B1" office:value-type="string">
            <text:p text:style-name="P30"/>
          </table:table-cell>
        </table:table-row>
        <table:table-row table:style-name="Table2.1">
          <table:table-cell table:style-name="Table2.A1" office:value-type="string">
            <text:p text:style-name="P30">Address</text:p>
          </table:table-cell>
          <table:table-cell table:style-name="Table2.B1" office:value-type="string">
            <text:p text:style-name="P30"/>
          </table:table-cell>
        </table:table-row>
        <table:table-row table:style-name="Table2.1">
          <table:table-cell table:style-name="Table2.A1" office:value-type="string">
            <text:p text:style-name="P30">Voice</text:p>
          </table:table-cell>
          <table:table-cell table:style-name="Table2.B1" office:value-type="string">
            <text:p text:style-name="P30"/>
          </table:table-cell>
        </table:table-row>
        <table:table-row table:style-name="Table2.1">
          <table:table-cell table:style-name="Table2.A1" office:value-type="string">
            <text:p text:style-name="P29">e-mail</text:p>
          </table:table-cell>
          <table:table-cell table:style-name="Table2.B1" office:value-type="string">
            <text:p text:style-name="P29"/>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0" style:family="table">
      <style:table-properties style:width="7.0896in" fo:break-before="auto" fo:break-after="auto" table:align="left" style:writing-mode="lr-tb"/>
    </style:style>
    <style:style style:name="Table10.A" style:family="table-column">
      <style:table-column-properties style:column-width="5.5354in"/>
    </style:style>
    <style:style style:name="Table10.B" style:family="table-column">
      <style:table-column-properties style:column-width="1.5542in"/>
    </style:style>
    <style:style style:name="Table10.1" style:family="table-row">
      <style:table-row-properties style:keep-together="true" fo:keep-together="auto"/>
    </style:style>
    <style:style style:name="Table10.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5" style:family="table">
      <style:table-properties style:width="7.0896in" fo:break-before="auto" fo:break-after="auto" table:align="left" style:writing-mode="lr-tb"/>
    </style:style>
    <style:style style:name="Table15.A" style:family="table-column">
      <style:table-column-properties style:column-width="5.5354in"/>
    </style:style>
    <style:style style:name="Table15.B" style:family="table-column">
      <style:table-column-properties style:column-width="1.5542in"/>
    </style:style>
    <style:style style:name="Table15.1" style:family="table-row">
      <style:table-row-properties style:keep-together="true" fo:keep-together="auto"/>
    </style:style>
    <style:style style:name="Table15.A1" style:family="table-cell">
      <style:table-cell-properties fo:padding="0in" fo:border-left="none" fo:border-right="none" fo:border-top="0.0007in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style:keep-together="true" fo:keep-together="auto"/>
    </style:style>
    <style:style style:name="Table17.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4" style:family="table">
      <style:table-properties style:width="7.0896in" fo:break-before="auto" fo:break-after="auto" table:align="left" style:writing-mode="lr-tb"/>
    </style:style>
    <style:style style:name="Table24.A" style:family="table-column">
      <style:table-column-properties style:column-width="5.5354in"/>
    </style:style>
    <style:style style:name="Table24.B" style:family="table-column">
      <style:table-column-properties style:column-width="1.5542in"/>
    </style:style>
    <style:style style:name="Table24.1" style:family="table-row">
      <style:table-row-properties style:keep-together="true" fo:keep-together="auto"/>
    </style:style>
    <style:style style:name="Table24.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328612BC.png" xlink:type="simple" xlink:show="embed" xlink:actuate="onLoad"/></draw:frame><text:tab/><text:user-defined style:data-style-name="N0" text:name="RFC Title">RFC 212 - Field Injection for Declarative Services</text:user-defined><text:tab/>Page <text:page-number text:select-page="current">15</text:page-number> of <text:page-count style:num-format="1">15</text:page-count></text:p>
        <text:p text:style-name="Header"/>
        <text:p text:style-name="Header"><text:tab/>Final<text:tab/> <text:modification-date style:data-style-name="N76">January 30, 2015</text:modification-date></text:p>
      </style:header>
      <style:footer>
        <text:p text:style-name="Footer">Copyright © <text:user-defined style:data-style-name="N0" text:name="Company">OSGi Alliance</text:user-defined> <text:modification-date style:data-style-name="N11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16">2015</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Convert_20_1" style:display-name="Convert 1" style:page-layout-name="Mpm2">
      <style:header>
        <text:p text:style-name="MP2">Package org.osgi.service.repository</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4/19/13</text:p>
            </table:table-cell>
            <table:table-cell table:style-name="Table5.A1" office:value-type="string">
              <text:p text:style-name="MP4">Page <text:page-number style:num-format="1" text:select-page="current"/> of <text:page-count style:num-format="1">15</text:page-count></text:p>
            </table:table-cell>
          </table:table-row>
        </table:table>
      </style:footer>
    </style:master-page>
    <style:master-page style:name="Convert_20_2" style:display-name="Convert 2" style:page-layout-name="Mpm2">
      <style:header>
        <text:p text:style-name="MP2">Interface AndExpression</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4/19/13</text:p>
            </table:table-cell>
            <table:table-cell table:style-name="Table8.A1" office:value-type="string">
              <text:p text:style-name="MP4">Page <text:page-number style:num-format="1" text:select-page="current"/> of <text:page-count style:num-format="1">15</text:page-count></text:p>
            </table:table-cell>
          </table:table-row>
        </table:table>
      </style:footer>
    </style:master-page>
    <style:master-page style:name="Convert_20_3" style:display-name="Convert 3" style:page-layout-name="Mpm2">
      <style:header>
        <text:p text:style-name="MP2">Class ContentNamespac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4/19/13</text:p>
            </table:table-cell>
            <table:table-cell table:style-name="Table10.A1" office:value-type="string">
              <text:p text:style-name="MP4">Page <text:page-number style:num-format="1" text:select-page="current"/> of <text:page-count style:num-format="1">15</text:page-count></text:p>
            </table:table-cell>
          </table:table-row>
        </table:table>
      </style:footer>
    </style:master-page>
    <style:master-page style:name="Convert_20_4" style:display-name="Convert 4" style:page-layout-name="Mpm2">
      <style:header>
        <text:p text:style-name="MP2">Interface ExpressionCombiner</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4/19/13</text:p>
            </table:table-cell>
            <table:table-cell table:style-name="Table13.A1" office:value-type="string">
              <text:p text:style-name="MP4">Page <text:page-number style:num-format="1" text:select-page="current"/> of <text:page-count style:num-format="1">15</text:page-count></text:p>
            </table:table-cell>
          </table:table-row>
        </table:table>
      </style:footer>
    </style:master-page>
    <style:master-page style:name="Convert_20_5" style:display-name="Convert 5" style:page-layout-name="Mpm2">
      <style:header>
        <text:p text:style-name="MP2">Interface NotExpression</text:p>
      </style:header>
      <style:footer>
        <table:table table:name="Table15" table:style-name="Table15">
          <table:table-column table:style-name="Table15.A"/>
          <table:table-column table:style-name="Table15.B"/>
          <table:table-row table:style-name="Table15.1">
            <table:table-cell table:style-name="Table15.A1" office:value-type="string">
              <text:p text:style-name="MP3">OSGi Javadoc -- 4/19/13</text:p>
            </table:table-cell>
            <table:table-cell table:style-name="Table15.A1" office:value-type="string">
              <text:p text:style-name="MP4">Page <text:page-number style:num-format="1" text:select-page="current"/> of <text:page-count style:num-format="1">15</text:page-count></text:p>
            </table:table-cell>
          </table:table-row>
        </table:table>
      </style:footer>
    </style:master-page>
    <style:master-page style:name="Convert_20_6" style:display-name="Convert 6" style:page-layout-name="Mpm2">
      <style:header>
        <text:p text:style-name="MP2">Interface OrExpression</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19/13</text:p>
            </table:table-cell>
            <table:table-cell table:style-name="Table17.A1" office:value-type="string">
              <text:p text:style-name="MP4">Page <text:page-number style:num-format="1" text:select-page="current"/> of <text:page-count style:num-format="1">15</text:page-count></text:p>
            </table:table-cell>
          </table:table-row>
        </table:table>
      </style:footer>
    </style:master-page>
    <style:master-page style:name="Convert_20_7" style:display-name="Convert 7" style:page-layout-name="Mpm2">
      <style:header>
        <text:p text:style-name="MP2">Interface Repository</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19/13</text:p>
            </table:table-cell>
            <table:table-cell table:style-name="Table19.A1" office:value-type="string">
              <text:p text:style-name="MP4">Page <text:page-number style:num-format="1" text:select-page="current"/> of <text:page-count style:num-format="1">15</text:page-count></text:p>
            </table:table-cell>
          </table:table-row>
        </table:table>
      </style:footer>
    </style:master-page>
    <style:master-page style:name="Convert_20_8" style:display-name="Convert 8" style:page-layout-name="Mpm2">
      <style:header>
        <text:p text:style-name="MP2">Interface RepositoryContent</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4/19/13</text:p>
            </table:table-cell>
            <table:table-cell table:style-name="Table22.A1" office:value-type="string">
              <text:p text:style-name="MP4">Page <text:page-number style:num-format="1" text:select-page="current"/> of <text:page-count style:num-format="1">15</text:page-count></text:p>
            </table:table-cell>
          </table:table-row>
        </table:table>
      </style:footer>
    </style:master-page>
    <style:master-page style:name="Convert_20_9" style:display-name="Convert 9" style:page-layout-name="Mpm2">
      <style:header>
        <text:p text:style-name="MP2">Interface RequirementBuilder</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4/19/13</text:p>
            </table:table-cell>
            <table:table-cell table:style-name="Table24.A1" office:value-type="string">
              <text:p text:style-name="MP4">Page <text:page-number style:num-format="1" text:select-page="current"/> of <text:page-count style:num-format="1">15</text:page-count></text:p>
            </table:table-cell>
          </table:table-row>
        </table:table>
      </style:footer>
    </style:master-page>
    <style:master-page style:name="Convert_20_10" style:display-name="Convert 10" style:page-layout-name="Mpm2">
      <style:header>
        <text:p text:style-name="MP2">Interface RequirementExpression</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4/19/13</text:p>
            </table:table-cell>
            <table:table-cell table:style-name="Table26.A1" office:value-type="string">
              <text:p text:style-name="MP4">Page <text:page-number style:num-format="1" text:select-page="current"/> of <text:page-count style:num-format="1">15</text:page-count></text:p>
            </table:table-cell>
          </table:table-row>
        </table:table>
      </style:footer>
    </style:master-page>
    <style:master-page style:name="Convert_20_11" style:display-name="Convert 11" style:page-layout-name="Mpm2">
      <style:header>
        <text:p text:style-name="MP2">Interface SimpleRequirementExpress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19/13</text:p>
            </table:table-cell>
            <table:table-cell table:style-name="Table27.A1" office:value-type="string">
              <text:p text:style-name="MP4">Page <text:page-number style:num-format="1" text:select-page="current"/> of <text:page-count style:num-format="1">1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2-08-29T14:15:16</meta:creation-date>
    <meta:editing-cycles>166</meta:editing-cycles>
    <meta:editing-duration>P1DT20H14M38S</meta:editing-duration>
    <meta:initial-creator>David Bosschaert</meta:initial-creator>
    <dc:date>2015-01-30T16:46:26</dc:date>
    <dc:creator>BJ Hargrave</dc:creator>
    <meta:printed-by>David Bosschaert</meta:printed-by>
    <meta:print-date>2012-08-30T12:51:49</meta:print-date>
    <meta:document-statistic meta:table-count="14" meta:image-count="2" meta:object-count="0" meta:page-count="15" meta:paragraph-count="311" meta:word-count="5212" meta:character-count="33194"/>
    <meta:user-defined meta:name="Company">OSGi Alliance</meta:user-defined>
    <meta:user-defined meta:name="Info 3"/>
    <meta:user-defined meta:name="Info 4"/>
    <meta:user-defined meta:name="RFC Title">RFC 212 - Field Injection for Declarative Services</meta:user-defined>
  </office:meta>
</office:document-meta>
</file>